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fo:font-weight="bold" fo:background-color="#ffcc99" style:font-size-asian="10.5pt" style:font-weight-asian="bold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3" style:family="paragraph" style:parent-style-name="List_20_Paragraph">
      <style:paragraph-properties fo:text-align="justify" style:justify-single-word="false"/>
      <style:text-properties fo:font-size="10.5pt" style:font-size-asian="10.5pt" style:font-size-complex="10.5pt"/>
    </style:style>
    <style:style style:name="P4" style:family="paragraph" style:parent-style-name="List_20_Paragraph">
      <style:paragraph-properties fo:text-align="justify" style:justify-single-word="false">
        <style:tab-stops>
          <style:tab-stop style:position="7.62cm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List_20_Paragraph">
      <style:paragraph-properties fo:text-align="justify" style:justify-single-word="false"/>
      <style:text-properties fo:font-size="10.5pt" fo:language="ru" fo:country="RU" style:text-underline-style="solid" style:text-underline-width="auto" style:text-underline-color="font-color" fo:font-weight="bold" fo:background-color="#ffcccc" style:font-size-asian="10.5pt" style:font-weight-asian="bold" style:font-size-complex="10.5pt" style:font-weight-complex="bold"/>
    </style:style>
    <style:style style:name="P6" style:family="paragraph" style:parent-style-name="List_20_Paragraph">
      <style:paragraph-properties fo:text-align="justify" style:justify-single-word="false"/>
      <style:text-properties fo:font-size="10.5pt" fo:language="ru" fo:country="RU" style:text-underline-style="none" officeooo:rsid="0019002d" officeooo:paragraph-rsid="0019002d" style:font-size-asian="10.5pt" style:font-size-complex="10.5pt"/>
    </style:style>
    <style:style style:name="P7" style:family="paragraph" style:parent-style-name="List_20_Paragraph">
      <style:paragraph-properties fo:text-align="justify" style:justify-single-word="false"/>
      <style:text-properties fo:font-size="10.5pt" fo:language="ru" fo:country="RU" officeooo:rsid="0025b954" style:font-size-asian="10.5pt" style:font-size-complex="10.5pt"/>
    </style:style>
    <style:style style:name="P8" style:family="paragraph" style:parent-style-name="List_20_Paragraph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List_20_Paragraph">
      <style:paragraph-properties fo:text-align="justify" style:justify-single-word="false"/>
      <style:text-properties fo:font-size="10.5pt" fo:background-color="#e6e6e6" style:font-size-asian="10.5pt" style:font-size-complex="10.5pt"/>
    </style:style>
    <style:style style:name="P10" style:family="paragraph" style:parent-style-name="List_20_Paragraph">
      <style:paragraph-properties fo:text-align="justify" style:justify-single-word="false"/>
      <style:text-properties style:use-window-font-color="true" fo:font-size="10.5pt" fo:background-color="#ffcccc" style:font-size-asian="10.5pt" style:font-size-complex="10.5pt"/>
    </style:style>
    <style:style style:name="P11" style:family="paragraph" style:parent-style-name="List_20_Paragraph">
      <style:paragraph-properties fo:text-align="center" style:justify-single-word="false"/>
      <style:text-properties fo:font-size="13pt" fo:font-weight="bold" officeooo:rsid="0025b954" officeooo:paragraph-rsid="0025b954" fo:background-color="#ffff00" style:font-size-asian="13pt" style:font-weight-asian="bold" style:font-size-complex="13pt" style:font-weight-complex="bold"/>
    </style:style>
    <style:style style:name="P12" style:family="paragraph" style:parent-style-name="List_20_Paragraph">
      <style:paragraph-properties fo:text-align="center" style:justify-single-word="false"/>
      <style:text-properties fo:font-size="13pt" fo:language="ru" fo:country="RU" fo:font-weight="bold" officeooo:rsid="0025b954" officeooo:paragraph-rsid="0025b954" fo:background-color="#ffff00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0.5pt" officeooo:paragraph-rsid="001fb48b" style:font-size-asian="10.5pt" style:font-size-complex="10.5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0.5pt" fo:font-weight="bold" fo:background-color="#ffcc99" style:font-size-asian="10.5pt" style:font-weight-asian="bold" style:font-size-complex="10.5pt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font-size="10.5pt" style:font-size-asian="10.5pt" style:font-size-complex="10.5pt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99" loext:char-shading-value="0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96f1f"/>
    </style:style>
    <style:style style:name="T5" style:family="text">
      <style:text-properties fo:language="en" fo:country="US" officeooo:rsid="0027836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fo:background-color="#e6e6ff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background-color="#e6e6ff" loext:char-shading-value="0"/>
    </style:style>
    <style:style style:name="T10" style:family="text">
      <style:text-properties style:text-underline-style="solid" style:text-underline-width="auto" style:text-underline-color="font-color" officeooo:rsid="001e9cfc"/>
    </style:style>
    <style:style style:name="T11" style:family="text">
      <style:text-properties fo:background-color="#e6e6ff" loext:char-shading-value="0"/>
    </style:style>
    <style:style style:name="T12" style:family="text">
      <style:text-properties fo:background-color="#ff8080" loext:char-shading-value="0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background-color="#e6e6ff" loext:char-shading-value="0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1a0cd"/>
    </style:style>
    <style:style style:name="T17" style:family="text">
      <style:text-properties fo:language="ru" fo:country="RU" style:text-underline-style="solid" style:text-underline-width="auto" style:text-underline-color="font-color"/>
    </style:style>
    <style:style style:name="T18" style:family="text">
      <style:text-properties fo:language="ru" fo:country="RU" style:text-underline-style="solid" style:text-underline-width="auto" style:text-underline-color="font-color" officeooo:rsid="00239e9d"/>
    </style:style>
    <style:style style:name="T19" style:family="text">
      <style:text-properties fo:language="ru" fo:country="RU" style:text-underline-style="solid" style:text-underline-width="auto" style:text-underline-color="font-color" fo:font-weight="bold" officeooo:rsid="002506f2" fo:background-color="#ffff00" loext:char-shading-value="0" style:font-weight-asian="bold" style:font-weight-complex="bold"/>
    </style:style>
    <style:style style:name="T20" style:family="text">
      <style:text-properties fo:language="ru" fo:country="RU" style:text-underline-style="solid" style:text-underline-width="auto" style:text-underline-color="font-color" fo:font-weight="bold" officeooo:rsid="002a4904" fo:background-color="#ffff00" loext:char-shading-value="0" style:font-weight-asian="bold" style:font-weight-complex="bold"/>
    </style:style>
    <style:style style:name="T21" style:family="text">
      <style:text-properties fo:language="ru" fo:country="RU" officeooo:rsid="0025b954"/>
    </style:style>
    <style:style style:name="T22" style:family="text">
      <style:text-properties fo:language="ru" fo:country="RU" officeooo:rsid="002c554c"/>
    </style:style>
    <style:style style:name="T23" style:family="text">
      <style:text-properties officeooo:rsid="00196f1f"/>
    </style:style>
    <style:style style:name="T24" style:family="text">
      <style:text-properties fo:background-color="#ffcccc" loext:char-shading-value="0"/>
    </style:style>
    <style:style style:name="T25" style:family="text">
      <style:text-properties style:font-name="Times New Roman"/>
    </style:style>
    <style:style style:name="T26" style:family="text">
      <style:text-properties officeooo:rsid="0025b954"/>
    </style:style>
    <style:style style:name="T27" style:family="text">
      <style:text-properties fo:font-variant="normal" fo:text-transform="none" fo:color="#222222" fo:letter-spacing="normal" fo:language="ru" fo:country="RU" fo:font-style="normal" fo:font-weight="normal" officeooo:rsid="0025b954"/>
    </style:style>
    <style:style style:name="T28" style:family="text">
      <style:text-properties fo:font-variant="normal" fo:text-transform="none" fo:color="#222222" fo:letter-spacing="normal" fo:language="ru" fo:country="RU" fo:font-style="normal" fo:font-weight="normal" officeooo:rsid="002a4904"/>
    </style:style>
    <style:style style:name="T29" style:family="text">
      <style:text-properties fo:font-variant="normal" fo:text-transform="none" fo:color="#222222" fo:letter-spacing="normal" fo:language="ru" fo:country="RU" fo:font-style="normal" fo:font-weight="bold" officeooo:rsid="0025b954" style:font-weight-asian="bold" style:font-weight-complex="bold"/>
    </style:style>
    <style:style style:name="T30" style:family="text">
      <style:text-properties fo:font-variant="normal" fo:text-transform="none" fo:color="#222222" fo:letter-spacing="normal" fo:language="ru" fo:country="RU" fo:font-style="normal" fo:font-weight="bold" officeooo:rsid="0025b954" fo:background-color="#fff200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АЛГОРИТМ </text:p>
      <text:p text:style-name="P1">ДЕЙСТВИЙ ПРИ ОБРАЩЕНИИ ПАЦИЕНТА, </text:p>
      <text:p text:style-name="P1">УКУШЕННОГО КЛЕЩОМ.</text:p>
      <text:p text:style-name="P2"/>
      <text:list xml:id="list238751599" text:style-name="WWNum1">
        <text:list-item>
          <text:p text:style-name="P15">Выяснить,<text:span text:style-name="T7"> в каком районе</text:span> произошло присасывание клеща. </text:p>
        </text:list-item>
      </text:list>
      <text:p text:style-name="P4">Если <text:span text:style-name="T9">в эндемичной зоне</text:span> (список эндемичных зон прилагается, данные приведены по 2014 г.), в обязательном порядке <text:span text:style-name="T9">отправить клеща на исследование</text:span> – определение наличия ДНК клещевого энцефалита и ДНК боррелиоза методом ПЦР в клеще. Исследование выполняется в лаборатории «Архимед» (отправить клеща можно из любого медицинского центра Медсвисс). Клещ или его удаленные части должен быть помещен в баночку на влажную ватку или салфетку.</text:p>
      <text:p text:style-name="P3">Если <text:span text:style-name="T9">не в эндемичной зоне</text:span>, то отправлять клеща на исследование необязательно.</text:p>
      <text:p text:style-name="P3">Московская область традиционно считается благополучной по клещевому энцефалиту. Но <text:span text:style-name="T12">2 района Московской области являются эндемичными по клещевому энцефалиту: Дмитровский и Талдомский.</text:span> Кроме того, из близлежащих к Московской области эндемичными считаются Ивановская, Тверская и Ярославская области. Также среди эндемичных районов, которые часто посещаются: Ленинградская область, 6 административных территорий <text:s/>Санкт-Петербурга, Крымский Федеральный округ.</text:p>
      <text:list xml:id="list135225256501376" text:continue-numbering="true" text:style-name="WWNum1">
        <text:list-item>
          <text:p text:style-name="P15"><text:span text:style-name="T7">Удаление клеща</text:span> или только его головки из подкожного слоя проводится хирургом в хирургическом кабинете, ранка обрабатывается антисептическим раствором.</text:p>
        </text:list-item>
        <text:list-item>
          <text:p text:style-name="P15"><text:span text:style-name="T7">Выяснить, привит ли пациент</text:span> против клещевого энцефалита и <text:span text:style-name="T2">правильна</text:span><text:span text:style-name="T1"> </text:span><text:span text:style-name="T2">ли схема вакцинации:</text:span></text:p>
        </text:list-item>
      </text:list>
      <text:p text:style-name="P5">Правильная схема вакцинации:</text:p>
      <text:p text:style-name="P8">1-я вакцинация,</text:p>
      <text:p text:style-name="P3"><text:span text:style-name="T1">2-я вакцинация</text:span> – через 1-7 мес после 1-й вакцинации.</text:p>
      <text:p text:style-name="P9"><text:span text:style-name="T6">Через 2 недели после 2-й вакцинации </text:span>пациент <text:span text:style-name="T6">защищен</text:span> от клещевого энцефалита в <text:span text:style-name="T6">течение 1 года</text:span> и может выезжать в эндемичную зону.</text:p>
      <text:p text:style-name="P3">Существует <text:span text:style-name="T24">экстренная схема вакцинации,</text:span> когда интервал между 1-й и 2-й вакцинациями может сокращаться до 2 недель. Остальная схема вакцинации остается прежней.</text:p>
      <text:p text:style-name="P3"><text:span text:style-name="T1">1-я ревакцинация</text:span> – через 12 мес после 2-й вакцинации.</text:p>
      <text:p text:style-name="P3"><text:span text:style-name="T1">Затем ревакцинация</text:span> проводится однократно <text:s/>каждые 3 года.</text:p>
      <text:p text:style-name="P3"><text:span text:style-name="T6">Привитым </text:span><text:span text:style-name="T13">против клещевого энцефалита</text:span><text:span text:style-name="T6"> считается человек,</text:span> имеющий 2 вакцинации и 1 или более ревакцинаций.</text:p>
      <text:p text:style-name="P10">Если вакцинация или ревакцинация была прервана на каком-то этапе, то необходимо начинать всю схему вакцинации <text:span text:style-name="T1">сначала!!!</text:span>.</text:p>
      <text:list xml:id="list135226791520799" text:continue-numbering="true" text:style-name="WWNum1">
        <text:list-item>
          <text:p text:style-name="P15">Если <text:span text:style-name="T7">пациент привит против</text:span> клещевого энцефалита, то риск заболеть клещевым энцефалитом после укуса клеща в эндемичной зоне сведен к минимуму.</text:p>
        </text:list-item>
        <text:list-item>
          <text:p text:style-name="P15">Если <text:span text:style-name="T7">пациент не был привит </text:span>и присасывание клеща произошло в эндемичной зоне, то <text:span text:style-name="T8">в течение 72 часов после укуса</text:span> (а на практике, чем раньше, тем лучше) необходимо ввести<text:span text:style-name="T1"> </text:span><text:span text:style-name="T8">противоклещевой иммуноглобулин</text:span><text:span text:style-name="T14">.</text:span> В большинстве случаев достаточно однократного введения противоклещевого иммуноглобулина, в некоторых случаях, по показаниям проводится повторное введение препарата спустя 1 месяц после 1-го введения. Профилактическая <text:span text:style-name="T6">доза иммуноглобулина – 0,</text:span><text:span text:style-name="T10">1</text:span><text:span text:style-name="T6"> мл/кг массы тела пациента, </text:span><text:span text:style-name="T18">но не более 8.0 мл (по Безредко)</text:span></text:p>
        </text:list-item>
      </text:list>
      <text:p text:style-name="P6"><text:span text:style-name="T6">Если пациент обратился спустя 2-3 недели после укуса, </text:span>целесообразно сд<text:span text:style-name="T23">а</text:span>ть ан<text:span text:style-name="T23">а</text:span>лизы кр<text:span text:style-name="T23">о</text:span>ви <text:span text:style-name="T23">на </text:span><text:span text:style-name="T4">Ig <text:s/></text:span><text:span text:style-name="T23">класса <text:s/></text:span><text:span text:style-name="T4">M </text:span><text:span text:style-name="T23">и </text:span><text:span text:style-name="T4"><text:s/>G </text:span><text:span text:style-name="T23">к боррелиозу и клещевому энцефалиту. Кровь на определение АТ к клещевому энцефалиту </text:span><text:span text:style-name="T4">не</text:span><text:span text:style-name="T5">о</text:span><text:span text:style-name="T4">бходимо</text:span><text:span text:style-name="T23"> направить в Архимед и в лабораторию на Графский переулок дом 3. Дальнейшая тактика — по результатам.</text:span></text:p>
      <text:list xml:id="list135226825058633" text:continue-numbering="true" text:style-name="WWNum1">
        <text:list-item>
          <text:p text:style-name="P15"><text:soft-page-break/><text:span text:style-name="T8">Противоклещевой иммуноглобулин</text:span> вводится в <text:span text:style-name="T6">стационарных</text:span> условиях или в травматологических пунктах под наблюдением врача, т.к. существует риск развития острых аллергических реакций, в том числе, и тяжелых в виде анафилактического шока. </text:p>
          <text:p text:style-name="P15">В Москве помощь взрослым оказывается по полисам ОМС на базе Института им. Склифосовского; <text:span text:style-name="T16">ИКБ №2 (м. Семеновская, 8-я улица Соколиной горы, дом 15),</text:span> детям – в ДКБ № 13 им. Н.Ф.Филатова.</text:p>
        </text:list-item>
        <text:list-item>
          <text:p text:style-name="P15"><text:span text:style-name="T9">Противоклещевой иммуноглобулин</text:span> также будет вводиться в условиях <text:s/>Медицинск<text:span text:style-name="T15">ого</text:span> центр<text:span text:style-name="T15">а </text:span><text:s/>"Медсвисса" <text:span text:style-name="T15">в </text:span>Жуковк<text:span text:style-name="T15">е</text:span> (с 8.00 до 21.00 ежедневно).</text:p>
        </text:list-item>
        <text:list-item>
          <text:p text:style-name="P15"><text:span text:style-name="T7">Если пациент был укушен не в эндемичной зоне,</text:span> то риск <text:span text:style-name="T11">инфицирования</text:span> клещевым энцефалитом минимален, но существует риск инфицирования <text:span text:style-name="T11">боррелиями</text:span>, которые тоже могут переносить иксодовые клещи, и развития боррелиоза или болезни Лайма. В этом случае за пациентом требуется <text:span text:style-name="T9">наблюдение</text:span> в течение 21 дня от момента укуса (<text:span text:style-name="T11">оценка общего соматического состояния, термометрия 2 раза в день, контроль за местом укуса</text:span>).</text:p>
        </text:list-item>
        <text:list-item>
          <text:p text:style-name="P15"><text:span text:style-name="T7">Серологическое исследование</text:span> пациента (определение уровня <text:span text:style-name="T3">Ig</text:span> <text:span text:style-name="T3">M</text:span> и <text:span text:style-name="T3">G</text:span> к возбудителю клещевого энцефалита и бореллиоза) целесообразно проводить <text:span text:style-name="T11">не ранее 7-14-го </text:span>дня от момента присасывания клеща. <text:s/>Определение ДНК возбудителей в крови методом ПЦР проводят <text:span text:style-name="T11">не ранее 7-10-го</text:span> дня от момент присасывания клеща.</text:p>
        </text:list-item>
        <text:list-item>
          <text:p text:style-name="P15"><text:span text:style-name="T20">Возможно</text:span><text:span text:style-name="T19"> <text:s/></text:span><text:span text:style-name="T7">назначение курса</text:span> антибактериальной терапии после присасывания клеща при <text:span text:style-name="T6">подозрении на боррелиоз</text:span> <text:span text:style-name="T26">(</text:span><text:span text:style-name="T21">Доксициклин 0.1 г </text:span><text:span text:style-name="T22">(Юнидокс-солютаб) </text:span><text:span text:style-name="T21">— 1 раз в день <text:s/>5-7-10 дней). </text:span></text:p>
        </text:list-item>
        <text:list-item>
          <text:p text:style-name="P16"><text:span text:style-name="T27">Если у клеща обнаружен при исследовании </text:span><text:span text:style-name="T29">возбудитель боррелиоза,</text:span><text:span text:style-name="T27"> то пациент </text:span><text:span text:style-name="T30">направляется к инфекционисту </text:span><text:span text:style-name="T27">и наблюдается доктором в течение 21 дня. Он же назначает антибиотико</text:span><text:span text:style-name="T28">терапию. </text:span></text:p>
        </text:list-item>
      </text:list>
      <text:p text:style-name="P7"/>
      <text:p text:style-name="P11"><text:span text:style-name="T15">Вакцинация противоклещевыми вакцинами </text:span><text:span text:style-name="T17"><text:s/>после укуса клеща </text:span></text:p>
      <text:p text:style-name="P12">— не имеет смысла !!!!</text:p>
      <text:p text:style-name="P13"><text:span text:style-name="Teletype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2M56S</meta:editing-duration>
    <meta:editing-cycles>31</meta:editing-cycles>
    <meta:generator>LibreOffice/6.1.4.2$Windows_X86_64 LibreOffice_project/9d0f32d1f0b509096fd65e0d4bec26ddd1938fd3</meta:generator>
    <dc:date>2019-07-31T13:52:24.393000000</dc:date>
    <meta:print-date>2017-04-04T09:17:41.609000000</meta:print-date>
    <meta:document-statistic meta:table-count="0" meta:image-count="0" meta:object-count="0" meta:page-count="2" meta:paragraph-count="30" meta:word-count="642" meta:character-count="4700" meta:non-whitespace-character-count="4073"/>
    <meta:user-defined meta:name="Info 1"/>
    <meta:user-defined meta:name="Info 2"/>
    <meta:user-defined meta:name="Info 3"/>
    <meta:user-defined meta:name="Info 4"/>
  </office:meta>
</office:document-meta>
</file>